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, Verdana, Arial, Helvetica, sans-serif"/>
    <style:font-face style:name="arial" svg:font-family="arial, sans-serif"/>
    <style:font-face style:name="sans-serif" svg:font-family="sans-serif"/>
    <style:font-face style:name="TImes New Roman" svg:font-family="'TImes New Roman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201cm" fo:margin-left="0cm" fo:margin-top="0cm" fo:margin-bottom="0cm" table:align="left" style:writing-mode="lr-tb"/>
    </style:style>
    <style:style style:name="Table1.A" style:family="table-column">
      <style:table-column-properties style:column-width="2.094cm"/>
    </style:style>
    <style:style style:name="Table1.B" style:family="table-column">
      <style:table-column-properties style:column-width="13.526cm"/>
    </style:style>
    <style:style style:name="Table1.C" style:family="table-column">
      <style:table-column-properties style:column-width="1.58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4" style:family="table-row">
      <style:table-row-properties style:min-row-height="0.63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2cce6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2" style:font-size-complex="14pt"/>
    </style:style>
    <style:style style:name="P5" style:family="paragraph" style:parent-style-name="Standard">
      <style:text-properties style:font-name="Times New Roman" fo:font-size="12pt" fo:language="ru" fo:country="RU" style:font-size-asian="12pt" style:font-name-complex="Times New Roman2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2pt" fo:language="ru" fo:country="RU" style:font-size-asian="12pt" style:font-name-complex="Times New Roman2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2pt" fo:language="ru" fo:country="RU" style:font-size-asian="12pt" style:font-name-complex="Times New Roman2" style:font-size-complex="12pt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fo:color="#000000" style:font-name="Times New Roman" fo:font-size="16pt" fo:language="ru" fo:country="RU" style:font-name-asian="Times New Roman2" style:font-size-asian="16pt" style:font-name-complex="Times New Roman2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none" fo:country="none" fo:font-weight="normal" officeooo:rsid="0002cce6" officeooo:paragraph-rsid="0002cce6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end" style:justify-single-word="false"/>
      <style:text-properties officeooo:rsid="0002cce6" officeooo:paragraph-rsid="0002cce6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2pt" fo:language="ru" fo:country="RU" style:font-size-asian="12pt" style:font-name-complex="Times New Roman2" style:font-size-complex="12pt"/>
    </style:style>
    <style:style style:name="P1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fo:language="ru" fo:country="RU" style:font-size-asian="12pt" style:font-name-complex="Times New Roman2" style:font-size-complex="12pt"/>
    </style:style>
    <style:style style:name="P14" style:family="paragraph" style:parent-style-name="No_20_Spacing">
      <style:paragraph-properties fo:line-height="150%" fo:text-align="justify" style:justify-single-word="false"/>
      <style:text-properties fo:color="#000000" style:font-name="Times New Roman" fo:font-size="14pt" fo:language="ru" fo:country="RU" officeooo:rsid="000792bb" officeooo:paragraph-rsid="000792bb" style:font-size-asian="14pt" style:font-name-complex="Times New Roman2" style:font-size-complex="14pt"/>
    </style:style>
    <style:style style:name="P15" style:family="paragraph" style:parent-style-name="No_20_Spacing">
      <style:paragraph-properties fo:line-height="150%" fo:text-align="justify" style:justify-single-word="false"/>
      <style:text-properties fo:color="#000000" style:font-name="Times New Roman" fo:font-size="14pt" fo:language="ru" fo:country="RU" officeooo:rsid="0009712b" officeooo:paragraph-rsid="0009712b" style:font-size-asian="14pt" style:font-name-complex="Times New Roman2" style:font-size-complex="14pt"/>
    </style:style>
    <style:style style:name="P16" style:family="paragraph" style:parent-style-name="No_20_Spacing">
      <style:paragraph-properties fo:line-height="150%" fo:text-align="justify" style:justify-single-word="false"/>
      <style:text-properties fo:color="#000000" style:font-name="Times New Roman" fo:font-size="14pt" fo:language="ru" fo:country="RU" officeooo:rsid="000b9127" officeooo:paragraph-rsid="000b9127" style:font-size-asian="14pt" style:font-name-complex="Times New Roman2" style:font-size-complex="14pt"/>
    </style:style>
    <style:style style:name="P1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fo:language="ru" fo:country="RU" style:font-size-asian="14pt" style:font-name-complex="Times New Roman2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2" style:font-size-complex="14pt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4pt" fo:language="ru" fo:country="RU" officeooo:rsid="0002cce6" officeooo:paragraph-rsid="0002cce6" style:font-size-asian="14pt" style:font-name-complex="Times New Roman2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2cce6" officeooo:paragraph-rsid="0002cce6" style:font-size-asian="14pt" style:font-name-complex="Times New Roman2" style:font-size-complex="14pt"/>
    </style:style>
    <style:style style:name="P21" style:family="paragraph" style:parent-style-name="Standard">
      <style:paragraph-properties fo:text-align="end" style:justify-single-word="false"/>
      <style:text-properties style:font-name="Times New Roman" fo:font-size="14pt" fo:language="ru" fo:country="RU" style:font-size-asian="14pt" style:font-name-complex="Times New Roman2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6pt" fo:language="ru" fo:country="RU" style:font-size-asian="14pt" style:font-name-complex="Times New Roman2" style:font-size-complex="16pt"/>
    </style:style>
    <style:style style:name="P23" style:family="paragraph" style:parent-style-name="Standard">
      <style:text-properties fo:color="#000000" style:font-name="Times New Roman" fo:font-size="16pt" fo:language="ru" fo:country="RU" style:font-name-asian="Times New Roman2" style:font-size-asian="16pt" style:font-name-complex="Times New Roman2" style:font-size-complex="16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fo:language="ru" fo:country="RU" style:font-size-asian="12pt" style:font-name-complex="Times New Roman2" style:font-size-complex="12pt"/>
    </style:style>
    <style:style style:name="P25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style:font-name="Times New Roman" fo:font-size="12pt" fo:language="ru" fo:country="RU" style:font-size-asian="12pt" style:font-name-complex="Times New Roman2" style:font-size-complex="12pt"/>
    </style:style>
    <style:style style:name="P2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fo:language="ru" fo:country="RU" officeooo:rsid="000f4af0" officeooo:paragraph-rsid="000f4af0" style:font-size-asian="12pt" style:font-name-complex="Times New Roman2" style:font-size-complex="12pt"/>
    </style:style>
    <style:style style:name="P2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fo:language="ru" fo:country="RU" officeooo:rsid="0011c42d" officeooo:paragraph-rsid="0011c42d" style:font-size-asian="12pt" style:font-name-complex="Times New Roman2" style:font-size-complex="12pt"/>
    </style:style>
    <style:style style:name="P2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fo:language="ru" fo:country="RU" officeooo:rsid="00131a92" officeooo:paragraph-rsid="00131a92" style:font-size-asian="12pt" style:font-name-complex="Times New Roman2" style:font-size-complex="12pt"/>
    </style:style>
    <style:style style:name="P2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fo:language="ru" fo:country="RU" officeooo:rsid="0014fc21" officeooo:paragraph-rsid="0014fc21" style:font-size-asian="12pt" style:font-name-complex="Times New Roman2" style:font-size-complex="12pt"/>
    </style:style>
    <style:style style:name="P3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fo:language="ru" fo:country="RU" officeooo:rsid="00156631" officeooo:paragraph-rsid="00156631" style:font-size-asian="12pt" style:font-name-complex="Times New Roman2" style:font-size-complex="12pt"/>
    </style:style>
    <style:style style:name="P3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fo:language="none" fo:country="none" officeooo:rsid="0011c42d" officeooo:paragraph-rsid="0011c42d" style:font-size-asian="12pt" style:font-name-complex="Times New Roman2" style:font-size-complex="12pt"/>
    </style:style>
    <style:style style:name="P32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style:font-name="Times New Roman" fo:font-size="12pt" fo:language="none" fo:country="none" officeooo:rsid="0011c42d" officeooo:paragraph-rsid="0011c42d" style:font-size-asian="12pt" style:font-name-complex="Times New Roman2" style:font-size-complex="12pt"/>
    </style:style>
    <style:style style:name="P3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fo:language="none" fo:country="none" officeooo:rsid="0012424e" officeooo:paragraph-rsid="0012424e" style:font-size-asian="12pt" style:font-name-complex="Times New Roman2" style:font-size-complex="12pt"/>
    </style:style>
    <style:style style:name="P34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style:font-name="Times New Roman" fo:font-size="12pt" fo:language="none" fo:country="none" officeooo:rsid="0012424e" officeooo:paragraph-rsid="0012424e" style:font-size-asian="12pt" style:font-name-complex="Times New Roman2" style:font-size-complex="12pt"/>
    </style:style>
    <style:style style:name="P3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fo:language="none" fo:country="none" officeooo:rsid="00131a92" officeooo:paragraph-rsid="00131a92" style:font-size-asian="12pt" style:font-name-complex="Times New Roman2" style:font-size-complex="12pt"/>
    </style:style>
    <style:style style:name="P36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style:font-name="Times New Roman" fo:font-size="12pt" fo:language="none" fo:country="none" officeooo:rsid="00131a92" officeooo:paragraph-rsid="00131a92" style:font-size-asian="12pt" style:font-name-complex="Times New Roman2" style:font-size-complex="12pt"/>
    </style:style>
    <style:style style:name="P3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fo:language="none" fo:country="none" officeooo:rsid="0014fc21" officeooo:paragraph-rsid="0014fc21" style:font-size-asian="12pt" style:font-name-complex="Times New Roman2" style:font-size-complex="12pt"/>
    </style:style>
    <style:style style:name="P38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style:font-name="Times New Roman" fo:font-size="12pt" fo:language="none" fo:country="none" officeooo:rsid="0014fc21" officeooo:paragraph-rsid="0014fc21" style:font-size-asian="12pt" style:font-name-complex="Times New Roman2" style:font-size-complex="12pt"/>
    </style:style>
    <style:style style:name="P39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style:font-name="Times New Roman" fo:font-size="12pt" fo:language="none" fo:country="none" officeooo:rsid="00156631" officeooo:paragraph-rsid="00156631" style:font-size-asian="12pt" style:font-name-complex="Times New Roman2" style:font-size-complex="12pt"/>
    </style:style>
    <style:style style:name="P40" style:family="paragraph" style:parent-style-name="Normal_20__28_Web_29_">
      <loext:graphic-properties draw:fill="solid" draw:fill-color="#ffffff"/>
      <style:paragraph-properties fo:margin-top="0.494cm" fo:margin-bottom="0.494cm" loext:contextual-spacing="false" fo:text-align="center" style:justify-single-word="false" fo:background-color="#ffffff"/>
      <style:text-properties fo:color="#000000" fo:font-size="16pt" fo:language="ru" fo:country="RU" style:font-size-asian="16pt" style:font-size-complex="16pt" style:font-weight-complex="bold"/>
    </style:style>
    <style:style style:name="P41" style:family="paragraph" style:parent-style-name="Normal_20__28_Web_29_">
      <style:paragraph-properties fo:text-align="center" style:justify-single-word="false"/>
      <style:text-properties fo:font-size="16pt" officeooo:paragraph-rsid="000f4af0"/>
    </style:style>
    <style:style style:name="P42" style:family="paragraph" style:parent-style-name="No_20_Spacing">
      <style:paragraph-properties fo:line-height="150%" fo:text-align="justify" style:justify-single-word="false"/>
      <style:text-properties officeooo:paragraph-rsid="000b9127"/>
    </style:style>
    <style:style style:name="P43" style:family="paragraph" style:parent-style-name="No_20_Spacing">
      <style:paragraph-properties fo:text-align="start" style:justify-single-word="false"/>
      <style:text-properties fo:color="#000000" style:font-name="Times New Roman" fo:font-size="14pt" fo:language="none" fo:country="none" officeooo:rsid="0012424e" officeooo:paragraph-rsid="0012424e" style:font-name-asian="Times New Roman2" style:font-size-asian="14pt" style:font-name-complex="Times New Roman2" style:font-size-complex="14pt" style:font-weight-complex="bold"/>
    </style:style>
    <style:style style:name="P44" style:family="paragraph" style:parent-style-name="No_20_Spacing">
      <style:paragraph-properties fo:text-align="start" style:justify-single-word="false"/>
      <style:text-properties fo:color="#000000" style:font-name="Times New Roman" fo:font-size="14pt" fo:language="none" fo:country="none" officeooo:rsid="0012424e" officeooo:paragraph-rsid="00131a92" style:font-name-asian="Times New Roman2" style:font-size-asian="14pt" style:font-name-complex="Times New Roman2" style:font-size-complex="14pt" style:font-weight-complex="bold"/>
    </style:style>
    <style:style style:name="P45" style:family="paragraph" style:parent-style-name="No_20_Spacing">
      <style:paragraph-properties fo:text-align="start" style:justify-single-word="false"/>
      <style:text-properties fo:color="#000000" style:font-name="Times New Roman" fo:font-size="14pt" fo:language="none" fo:country="none" officeooo:rsid="00131a92" officeooo:paragraph-rsid="00131a92" style:font-name-asian="Times New Roman2" style:font-size-asian="14pt" style:font-name-complex="Times New Roman2" style:font-size-complex="14pt" style:font-weight-complex="bold"/>
    </style:style>
    <style:style style:name="P46" style:family="paragraph" style:parent-style-name="No_20_Spacing">
      <style:paragraph-properties fo:text-align="start" style:justify-single-word="false"/>
      <style:text-properties fo:color="#000000" style:font-name="Times New Roman" fo:font-size="14pt" fo:language="none" fo:country="none" officeooo:rsid="00131a92" officeooo:paragraph-rsid="0014fc21" style:font-name-asian="Times New Roman2" style:font-size-asian="14pt" style:font-name-complex="Times New Roman2" style:font-size-complex="14pt" style:font-weight-complex="bold"/>
    </style:style>
    <style:style style:name="P47" style:family="paragraph" style:parent-style-name="No_20_Spacing">
      <style:paragraph-properties fo:text-align="start" style:justify-single-word="false"/>
      <style:text-properties fo:color="#000000" style:font-name="Times New Roman" fo:font-size="14pt" fo:language="none" fo:country="none" officeooo:rsid="00156631" officeooo:paragraph-rsid="00156631" style:font-name-asian="Times New Roman2" style:font-size-asian="14pt" style:font-name-complex="Times New Roman2" style:font-size-complex="14pt" style:font-weight-complex="bold"/>
    </style:style>
    <style:style style:name="P48" style:family="paragraph" style:parent-style-name="No_20_Spacing" style:list-style-name="Numbering_20_123">
      <style:paragraph-properties fo:text-align="start" style:justify-single-word="false"/>
      <style:text-properties fo:color="#000000" style:font-name="Times New Roman" fo:font-size="14pt" fo:language="none" fo:country="none" officeooo:rsid="0015f9b2" officeooo:paragraph-rsid="0015f9b2" style:font-name-asian="Times New Roman2" style:font-size-asian="14pt" style:font-name-complex="Times New Roman2" style:font-size-complex="14pt" style:font-weight-complex="bold"/>
    </style:style>
    <style:style style:name="P49" style:family="paragraph" style:parent-style-name="No_20_Spacing">
      <style:paragraph-properties fo:text-align="center" style:justify-single-word="false"/>
      <style:text-properties fo:color="#000000" style:font-name="Times New Roman" fo:font-size="16pt" fo:language="none" fo:country="none" officeooo:rsid="0011c42d" officeooo:paragraph-rsid="0011c42d" style:font-name-asian="Times New Roman2" style:font-size-asian="16pt" style:font-name-complex="Times New Roman2" style:font-size-complex="16pt" style:font-weight-complex="bold"/>
    </style:style>
    <style:style style:name="P50" style:family="paragraph" style:parent-style-name="No_20_Spacing">
      <style:paragraph-properties fo:text-align="center" style:justify-single-word="false"/>
      <style:text-properties fo:color="#000000" style:font-name="Times New Roman" fo:font-size="16pt" fo:language="none" fo:country="none" officeooo:rsid="0012424e" officeooo:paragraph-rsid="0012424e" style:font-name-asian="Times New Roman2" style:font-size-asian="16pt" style:font-name-complex="Times New Roman2" style:font-size-complex="16pt" style:font-weight-complex="bold"/>
    </style:style>
    <style:style style:name="P51" style:family="paragraph" style:parent-style-name="No_20_Spacing">
      <style:paragraph-properties fo:text-align="center" style:justify-single-word="false"/>
      <style:text-properties fo:color="#000000" style:font-name="Times New Roman" fo:font-size="16pt" fo:language="none" fo:country="none" officeooo:rsid="00131a92" officeooo:paragraph-rsid="00131a92" style:font-name-asian="Times New Roman2" style:font-size-asian="16pt" style:font-name-complex="Times New Roman2" style:font-size-complex="16pt" style:font-weight-complex="bold"/>
    </style:style>
    <style:style style:name="P52" style:family="paragraph" style:parent-style-name="No_20_Spacing">
      <style:paragraph-properties fo:text-align="center" style:justify-single-word="false"/>
      <style:text-properties fo:color="#000000" style:font-name="Times New Roman" fo:font-size="16pt" fo:language="none" fo:country="none" officeooo:rsid="0014fc21" officeooo:paragraph-rsid="0014fc21" style:font-name-asian="Times New Roman2" style:font-size-asian="16pt" style:font-name-complex="Times New Roman2" style:font-size-complex="16pt" style:font-weight-complex="bold"/>
    </style:style>
    <style:style style:name="P53" style:family="paragraph" style:parent-style-name="No_20_Spacing">
      <style:paragraph-properties fo:text-align="start" style:justify-single-word="false"/>
      <style:text-properties fo:color="#000000" style:font-name="Times New Roman" fo:font-size="16pt" fo:language="none" fo:country="none" officeooo:rsid="0014fc21" officeooo:paragraph-rsid="0014fc21" style:font-name-asian="Times New Roman2" style:font-size-asian="16pt" style:font-name-complex="Times New Roman2" style:font-size-complex="16pt" style:font-weight-complex="bold"/>
    </style:style>
    <style:style style:name="P54" style:family="paragraph" style:parent-style-name="No_20_Spacing">
      <style:paragraph-properties fo:text-align="center" style:justify-single-word="false"/>
      <style:text-properties fo:color="#000000" style:font-name="Times New Roman" fo:font-size="16pt" fo:language="none" fo:country="none" officeooo:rsid="00156631" officeooo:paragraph-rsid="00156631" style:font-name-asian="Times New Roman2" style:font-size-asian="16pt" style:font-name-complex="Times New Roman2" style:font-size-complex="16pt" style:font-weight-complex="bold"/>
    </style:style>
    <style:style style:name="P55" style:family="paragraph" style:parent-style-name="No_20_Spacing">
      <style:paragraph-properties fo:line-height="150%" fo:text-align="justify" style:justify-single-word="false"/>
      <style:text-properties officeooo:rsid="000f2c3d" officeooo:paragraph-rsid="000f2c3d"/>
    </style:style>
    <style:style style:name="P56" style:family="paragraph" style:parent-style-name="No_20_Spacing">
      <style:paragraph-properties fo:text-align="justify" style:justify-single-word="false"/>
      <style:text-properties style:font-name="Times New Roman1" fo:font-size="14pt" fo:language="none" fo:country="none" officeooo:rsid="000f4af0" officeooo:paragraph-rsid="000f4af0" style:font-size-asian="12.25pt" style:font-size-complex="14pt"/>
    </style:style>
    <style:style style:name="P57" style:family="paragraph" style:parent-style-name="No_20_Spacing">
      <style:paragraph-properties fo:text-align="justify" style:justify-single-word="false"/>
      <style:text-properties style:font-name="Times New Roman1" fo:font-size="14pt" fo:language="none" fo:country="none" officeooo:rsid="000f4af0" officeooo:paragraph-rsid="001120c5" style:font-size-asian="12.25pt" style:font-size-complex="14pt"/>
    </style:style>
    <style:style style:name="P58" style:family="paragraph" style:parent-style-name="No_20_Spacing">
      <style:paragraph-properties fo:text-align="justify" style:justify-single-word="false"/>
      <style:text-properties style:font-name="Times New Roman1" fo:font-size="14pt" fo:language="none" fo:country="none" officeooo:rsid="001120c5" officeooo:paragraph-rsid="001120c5" style:font-size-asian="12.25pt" style:font-size-complex="14pt"/>
    </style:style>
    <style:style style:name="P59" style:family="paragraph" style:parent-style-name="No_20_Spacing">
      <style:paragraph-properties fo:text-align="justify" style:justify-single-word="false"/>
      <style:text-properties style:font-name="Times New Roman1" fo:font-size="14pt" fo:language="none" fo:country="none" officeooo:rsid="0011c42d" officeooo:paragraph-rsid="0011c42d" style:font-size-asian="12.25pt" style:font-size-complex="14pt"/>
    </style:style>
    <style:style style:name="P60" style:family="paragraph" style:parent-style-name="No_20_Spacing">
      <style:paragraph-properties fo:text-align="justify" style:justify-single-word="false"/>
      <style:text-properties fo:font-size="16pt" officeooo:paragraph-rsid="0011c42d" style:font-size-asian="14pt" style:font-size-complex="16pt"/>
    </style:style>
    <style:style style:name="P61" style:family="paragraph" style:parent-style-name="Footer">
      <style:paragraph-properties fo:text-align="center" style:justify-single-word="false"/>
      <style:text-properties fo:language="ru" fo:country="RU" officeooo:paragraph-rsid="0014fc21"/>
    </style:style>
    <style:style style:name="T1" style:family="text">
      <style:text-properties style:font-name="Times New Roman" fo:font-size="14pt" fo:language="ru" fo:country="RU" style:font-size-asian="14pt" style:font-name-complex="Times New Roman2" style:font-size-complex="14pt"/>
    </style:style>
    <style:style style:name="T2" style:family="text">
      <style:text-properties style:font-name="Times New Roman" fo:font-size="14pt" fo:language="ru" fo:country="RU" officeooo:rsid="0002cce6" style:font-size-asian="14pt" style:font-name-complex="Times New Roman2" style:font-size-complex="14pt"/>
    </style:style>
    <style:style style:name="T3" style:family="text">
      <style:text-properties style:font-name="Times New Roman" fo:font-size="14pt" fo:language="ru" fo:country="RU" officeooo:rsid="000528d6" style:font-size-asian="14pt" style:font-name-complex="Times New Roman2" style:font-size-complex="14pt"/>
    </style:style>
    <style:style style:name="T4" style:family="text">
      <style:text-properties style:font-name="Times New Roman" fo:font-size="14pt" fo:language="ru" fo:country="RU" officeooo:rsid="0005af40" style:font-size-asian="14pt" style:font-name-complex="Times New Roman2" style:font-size-complex="14pt"/>
    </style:style>
    <style:style style:name="T5" style:family="text">
      <style:text-properties style:font-name="Times New Roman" fo:font-size="14pt" fo:language="none" fo:country="none" officeooo:rsid="0002cce6" style:font-size-asian="14pt" style:font-name-complex="Times New Roman2" style:font-size-complex="14pt"/>
    </style:style>
    <style:style style:name="T6" style:family="text">
      <style:text-properties fo:color="#000000" style:font-name="Times New Roman" fo:font-size="14pt" fo:language="ru" fo:country="RU" style:font-name-asian="Times New Roman2" style:font-size-asian="14pt" style:font-name-complex="Times New Roman2" style:font-size-complex="14pt"/>
    </style:style>
    <style:style style:name="T7" style:family="text">
      <style:text-properties fo:color="#000000" style:font-name="Times New Roman" fo:font-size="14pt" fo:language="ru" fo:country="RU" officeooo:rsid="000e6a9b" style:font-name-asian="Times New Roman2" style:font-size-asian="14pt" style:font-name-complex="Times New Roman2" style:font-size-complex="14pt"/>
    </style:style>
    <style:style style:name="T8" style:family="text">
      <style:text-properties fo:color="#000000" style:font-name="Times New Roman" fo:font-size="14pt" fo:language="ru" fo:country="RU" officeooo:rsid="000b9127" style:font-size-asian="14pt" style:font-name-complex="Times New Roman2" style:font-size-complex="14pt"/>
    </style:style>
    <style:style style:name="T9" style:family="text">
      <style:text-properties fo:color="#000000" style:font-name="Times New Roman" fo:font-size="14pt" fo:language="ru" fo:country="RU" officeooo:rsid="000c3405" style:font-size-asian="14pt" style:font-name-complex="Times New Roman2" style:font-size-complex="14pt"/>
    </style:style>
    <style:style style:name="T10" style:family="text">
      <style:text-properties fo:color="#000000" style:font-name="Times New Roman" fo:font-size="14pt" fo:language="none" fo:country="none" officeooo:rsid="000c3405" style:font-size-asian="14pt" style:font-name-complex="Times New Roman2" style:font-size-complex="14pt"/>
    </style:style>
    <style:style style:name="T11" style:family="text">
      <style:text-properties fo:color="#000000" style:font-name="Times New Roman" fo:font-size="14pt" fo:language="none" fo:country="none" officeooo:rsid="000e6a9b" style:font-size-asian="14pt" style:font-name-complex="Times New Roman2" style:font-size-complex="14pt"/>
    </style:style>
    <style:style style:name="T12" style:family="text">
      <style:text-properties fo:color="#000000" style:font-name="Times New Roman" fo:font-size="14pt" fo:language="none" fo:country="none" style:font-name-asian="Times New Roman2" style:font-size-asian="14pt" style:font-name-complex="Times New Roman2" style:font-size-complex="14pt"/>
    </style:style>
    <style:style style:name="T13" style:family="text">
      <style:text-properties fo:color="#000000" style:font-name="Times New Roman" style:font-name-asian="Times New Roman2" style:font-size-asian="14pt" style:font-name-complex="Times New Roman2"/>
    </style:style>
    <style:style style:name="T14" style:family="text">
      <style:text-properties fo:color="#000000" style:font-name="Times New Roman" officeooo:rsid="000f2c3d" style:font-name-asian="Times New Roman2" style:font-size-asian="14pt" style:font-name-complex="Times New Roman2"/>
    </style:style>
    <style:style style:name="T15" style:family="text">
      <style:text-properties fo:color="#000000" style:font-name="Times New Roman" officeooo:rsid="001120c5" style:font-name-asian="Times New Roman2" style:font-size-asian="14pt" style:font-name-complex="Times New Roman2"/>
    </style:style>
    <style:style style:name="T16" style:family="text">
      <style:text-properties fo:font-variant="normal" fo:text-transform="none" fo:color="#000000" fo:letter-spacing="normal" fo:font-style="normal" style:font-name-complex="Times New Roman2"/>
    </style:style>
    <style:style style:name="T17" style:family="text">
      <style:text-properties fo:font-variant="normal" fo:text-transform="none" fo:color="#000000" fo:letter-spacing="normal" style:font-name-complex="Times New Roman2"/>
    </style:style>
    <style:style style:name="T18" style:family="text">
      <style:text-properties fo:language="none" fo:country="none"/>
    </style:style>
    <style:style style:name="T19" style:family="text">
      <style:text-properties fo:language="none" fo:country="none" officeooo:rsid="000f4af0" style:font-size-asian="14pt" style:font-size-complex="16pt"/>
    </style:style>
    <style:style style:name="T20" style:family="text">
      <style:text-properties officeooo:rsid="0009712b"/>
    </style:style>
    <style:style style:name="T21" style:family="text">
      <style:text-properties officeooo:rsid="000b0e4d"/>
    </style:style>
    <style:style style:name="T22" style:family="text">
      <style:text-properties officeooo:rsid="0012424e"/>
    </style:style>
    <style:style style:name="T23" style:family="text">
      <style:text-properties officeooo:rsid="0014fc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ИНИСТЕРСТВО ОБРАЗОВАНИЯ И НАУКИ РФ</text:p>
      <text:p text:style-name="P10"><text:span text:style-name="T16">Федеральное государственное бюджетное образовательное учреждение высшего образования «Московский авиационный институт</text:span><text:span text:style-name="T17"> </text:span><text:span text:style-name="T16">(национальный исследовательский университет)»</text:span></text:p>
      <text:p text:style-name="P3"><text:span text:style-name="T1">Кафедра <text:s/></text:span><text:span text:style-name="T2">«</text:span><text:span text:style-name="T5">Вычислительная математика и программирование»</text:span></text:p>
      <text:p text:style-name="P4"/>
      <text:p text:style-name="P4"/>
      <text:p text:style-name="P4">РЕФЕРАТ</text:p>
      <text:p text:style-name="P2"><text:span text:style-name="T1">по дисциплине: «</text:span><text:span text:style-name="T2">Фундаментальная информатика</text:span><text:span text:style-name="T1">»</text:span></text:p>
      <text:p text:style-name="P2"><text:span text:style-name="T1">на тему: </text:span><text:span text:style-name="T2">Биография Аарона Шварца.</text:span></text:p>
      <text:p text:style-name="P4"/>
      <text:p text:style-name="P4"/>
      <text:p text:style-name="P4"/>
      <text:p text:style-name="P4"/>
      <text:p text:style-name="P8"><text:span text:style-name="T1">Выполнил студент группы </text:span><text:span text:style-name="T2">М</text:span><text:span text:style-name="T5">8О-108Б очной формы обучения</text:span></text:p>
      <text:p text:style-name="P19">Саженов Константин Станиславович</text:p>
      <text:p text:style-name="P21">Проверил преподаватель</text:p>
      <text:p text:style-name="P11"><text:span text:style-name="T3">доцент </text:span><text:span text:style-name="T4">кафедры </text:span><text:span text:style-name="T1">Поповкин Александр Викторович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0"/>
      <text:p text:style-name="P3"><text:span text:style-name="T2">Москва, </text:span><text:span text:style-name="T1">201</text:span><text:span text:style-name="T5">9</text:span></text:p>
      <text:p text:style-name="P22"><text:soft-page-break/>Содержание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Введение</text:p>
          </table:table-cell>
          <table:table-cell table:style-name="Table1.A1" office:value-type="string">
            <text:p text:style-name="P25">3</text:p>
          </table:table-cell>
        </table:table-row>
        <table:table-row table:style-name="Table1.1">
          <table:table-cell table:style-name="Table1.A1" office:value-type="string">
            <text:p text:style-name="P13">1.</text:p>
          </table:table-cell>
          <table:table-cell table:style-name="Table1.A1" office:value-type="string">
            <text:p text:style-name="P26">Интернет-мальчик</text:p>
          </table:table-cell>
          <table:table-cell table:style-name="Table1.A1" office:value-type="string">
            <text:p text:style-name="P32">4</text:p>
          </table:table-cell>
        </table:table-row>
        <table:table-row table:style-name="Table1.1">
          <table:table-cell table:style-name="Table1.A1" office:value-type="string">
            <text:p text:style-name="P31">2.</text:p>
          </table:table-cell>
          <table:table-cell table:style-name="Table1.A1" office:value-type="string">
            <text:p text:style-name="P27">Достижения и разработки</text:p>
          </table:table-cell>
          <table:table-cell table:style-name="Table1.A1" office:value-type="string">
            <text:p text:style-name="P32"/>
          </table:table-cell>
        </table:table-row>
        <table:table-row table:style-name="Table1.4">
          <table:table-cell table:style-name="Table1.A1" office:value-type="string">
            <text:p text:style-name="P31">2.1.</text:p>
          </table:table-cell>
          <table:table-cell table:style-name="Table1.A1" office:value-type="string">
            <text:p text:style-name="P31">Член RD<text:span text:style-name="T22">F</text:span> группы или созда<text:span text:style-name="T22">ние </text:span>RSS стандарта</text:p>
          </table:table-cell>
          <table:table-cell table:style-name="Table1.A1" office:value-type="string">
            <text:p text:style-name="P32">5</text:p>
          </table:table-cell>
        </table:table-row>
        <table:table-row table:style-name="Table1.1">
          <table:table-cell table:style-name="Table1.A1" office:value-type="string">
            <text:p text:style-name="P33">2.2.</text:p>
          </table:table-cell>
          <table:table-cell table:style-name="Table1.A1" office:value-type="string">
            <text:p text:style-name="P33">Infogami и Reddit</text:p>
          </table:table-cell>
          <table:table-cell table:style-name="Table1.A1" office:value-type="string">
            <text:p text:style-name="P34">6</text:p>
          </table:table-cell>
        </table:table-row>
        <table:table-row table:style-name="Table1.1">
          <table:table-cell table:style-name="Table1.A1" office:value-type="string">
            <text:p text:style-name="P35">2.3.</text:p>
          </table:table-cell>
          <table:table-cell table:style-name="Table1.A1" office:value-type="string">
            <text:p text:style-name="P28">Википедия</text:p>
          </table:table-cell>
          <table:table-cell table:style-name="Table1.A1" office:value-type="string">
            <text:p text:style-name="P36">7</text:p>
          </table:table-cell>
        </table:table-row>
        <table:table-row table:style-name="Table1.1">
          <table:table-cell table:style-name="Table1.A1" office:value-type="string">
            <text:p text:style-name="P37">3.</text:p>
          </table:table-cell>
          <table:table-cell table:style-name="Table1.A1" office:value-type="string">
            <text:p text:style-name="P29">Активизм</text:p>
          </table:table-cell>
          <table:table-cell table:style-name="Table1.A1" office:value-type="string">
            <text:p text:style-name="P38">8</text:p>
          </table:table-cell>
        </table:table-row>
        <table:table-row table:style-name="Table1.1">
          <table:table-cell table:style-name="Table1.A1" office:value-type="string">
            <text:p text:style-name="P37">4.</text:p>
          </table:table-cell>
          <table:table-cell table:style-name="Table1.A1" office:value-type="string">
            <text:p text:style-name="P37">Судебное преследование и смерть</text:p>
          </table:table-cell>
          <table:table-cell table:style-name="Table1.A1" office:value-type="string">
            <text:p text:style-name="P38">10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29">Заключение</text:p>
          </table:table-cell>
          <table:table-cell table:style-name="Table1.A1" office:value-type="string">
            <text:p text:style-name="P38">11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30">Список интернет<text:span text:style-name="T18">-источников</text:span></text:p>
          </table:table-cell>
          <table:table-cell table:style-name="Table1.A1" office:value-type="string">
            <text:p text:style-name="P39">12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25"/>
          </table:table-cell>
        </table:table-row>
      </table:table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40"><text:soft-page-break/>ВВЕДЕНИЕ</text:p>
      <text:p text:style-name="P14">Во времена всемирного распространения Интернета и глобализации социальных сетей довольно просто запутаться во всем объеме информции и разобраться какая информация предоставляет действительн<text:span text:style-name="T20">о практическую</text:span> ценность для пользователя. <text:span text:style-name="T20">Помимо собоственно самого поиска информации, возникает проблема и запрета доступа к информации властями, что, в некоторых случаях, случается из-за политических соображений.</text:span></text:p>
      <text:p text:style-name="P15">На помощь в борьбе с этими и иными <text:span text:style-name="T21">политическими и проблемами распространения информации </text:span>в Интернете приходит «Интернет-мальчик» Аарон Шварц, чьё имя <text:span text:style-name="T21">навсегда запечатлено в кинематографе, Интернете и политике.</text:span></text:p>
      <text:p text:style-name="P16">Аарон сделал невероятно много для современного Интернет-сообщества как в правовом секторе, так и в секторе сообщения пользователей между друг другом.</text:p>
      <text:p text:style-name="P42"><text:span text:style-name="T8">Всем известен </text:span><text:span text:style-name="T9">социальный новостной сайт </text:span><text:span text:style-name="T10">Reddit, на котором зарегистрированные пользователи могут размещать ссылки на какую-либо понравившуюся информацию в интернете. Аарон является сооснователем данного сайта и необычен тут тот факт, что на момент создания данного сервиса, Аарону было </text:span><text:span text:style-name="T11">всего 18 лет. </text:span></text:p>
      <text:p text:style-name="P55"><text:span text:style-name="T7">А</text:span><text:span text:style-name="T6">арона удостоили несколькими наградами, которые связаны с вкладом в развитие сети Интернет и свободы слова. К сожалению, Аарон умер в возрасте </text:span><text:span text:style-name="T12">26 лет 11 января 2013 года по официальной версии совершив самоубийство, однако его смерть произошла при невыясненных обстоятельствах сразу после того, как он был обвинён в том, что он намеревался выложить в открытый доступ документы, <text:s/>скачанные им из библиотеки JSTOR.</text:span></text:p>
      <text:p text:style-name="P55"><text:span text:style-name="T12">Сразу после его смерти был снят биографический документальный фильм о его жизни и работе. В нём приняли съемки его родные, близкие, друзья и коллеги по работе. </text:span></text:p>
      <text:p text:style-name="P55"><text:span text:style-name="T12"/></text:p>
      <text:p text:style-name="P41"><text:soft-page-break/><text:span text:style-name="T19">«Интернет-мальчик»</text:span></text:p>
      <text:p text:style-name="P57"><text:span text:style-name="T15">Сразу</text:span><text:span text:style-name="T14"> после смерти Аарона Шварца Брайан Кнаппенбергер снял документальный фильм «Интернет-мальчик: История Аарона Шварца», в процессе съёмок которого он являлся сценаристом, режиссёром и продюсером. Премьера фильма состоялась на кинофестивале Сандэнс 20 января 2014 года. После этого Participant Media и FilmBuff приобрели права на распространение фильма. </text:span></text:p>
      <text:p text:style-name="P56"><text:span text:style-name="T14"/></text:p>
      <text:p text:style-name="P58"><text:span text:style-name="T14">В </text:span><text:span text:style-name="T13">фильме рассказывается вся история Аарона, начиная с его детства, заканчивая его смертью. В нём его родные рассказывают о том, как он был любопытен до Интернета и свободы доступа к любой научной информации.</text:span></text:p>
      <text:p text:style-name="P58"><text:span text:style-name="T13"/></text:p>
      <text:p text:style-name="P58"><text:span text:style-name="T13">Также в фильме подробно рассказывается о его достижениях, победах, прочих увлечениях и небольших историй из его жизни.</text:span></text:p>
      <text:p text:style-name="P58"><text:span text:style-name="T13"/></text:p>
      <text:p text:style-name="P59"><text:span text:style-name="T13">Фильм получил благоприятные отзывы от критиков. На Rotten Tomatoes рейтинг фильма составил 93 %, средняя оценка фильма, сформированная на основе мнений 57 экспертов, составила 7,3 балла из 10.</text:span></text:p>
      <text:p text:style-name="P59"><text:span text:style-name="T13"/></text:p>
      <text:p text:style-name="P59">15 марта 2014 года фильм демонстрировался на фестивале South by Southwest. 24 апреля 2014 года показ «Интернет-мальчика» открыл канадский фестиваль документальных фильмов Hot Docs Canadian International Documentary Festival. На российском канале 24 DOC шёл под названием «Дитя интернета: История Аарона Шварца».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49"><text:soft-page-break/>Член RD<text:span text:style-name="T22">F</text:span> группы или <text:span text:style-name="T22">создание</text:span> RSS стандарт<text:span text:style-name="T22">а</text:span></text:p>
      <text:p text:style-name="P43"/>
      <text:p text:style-name="P43">В 13 лет он выиграл премию ArsDigita, соревнование молодых людей, создающих «полезные, образовательные и объединённые» некоммерческие веб-страницы. Премия включала поездку в Массачусетский технологический институт (MIT), а также встречи с выдающимися интернет-деятелями. К 14 годам Шварц уже был членом рабочей группы по созданию спецификации веб-синдикации RSS 1.0, малоиспользуемого варианта ранней версии RSS.</text:p>
      <text:p text:style-name="P43"/>
      <text:p text:style-name="P43">В 14 лет Шварц стал соавтором спецификации RSS 1.0, с тех пор был членом рабочей группы RDF. Аарон Шварц работал под руководством «изобретателя Всемирной паутины» Тима Бернерса-Ли в составе основной рабочей группы RDF в Консорциуме W3C, написал несколько работ, две самые известные — это «Who Writes Wikipedia»и «HOWTO: Be More Productive». Создал сервис Infogami, который впоследствии слился с популярным сайтом Reddit.</text:p>
      <text:p text:style-name="P43"/>
      <text:p text:style-name="P43">В 2001 году Шварц входил в состав основной рабочей группы RDF в Консорциуме Всемирной паутины (W3C) и является автором RFC 3870, определяющего тип контента RDF/XML.</text:p>
      <text:p text:style-name="P43"/>
      <text:p text:style-name="P43">RSS – это формат передачи веб-контента, позволяющий сообщать (публиковать и транслировать) о регулярно обновляемом содержимом, которое публикуется каким-либо веб-узлом. Первоначально технология RSS предназначалась для публикации новостей на сайтах.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50"><text:soft-page-break/>Infogami и Reddit</text:p>
      <text:p text:style-name="P50"/>
      <text:p text:style-name="P43">Позднее он поступил в Стэнфордский университет, но бросил учёбу через год.</text:p>
      <text:p text:style-name="P43"/>
      <text:p text:style-name="P43">Вместо этого он основал компьютерную компанию Infogami, финансируемую программой Summer Founders венчурной компании Y Combinator.</text:p>
      <text:p text:style-name="P43">При поддержке Y Combinator Шварц начал разработку wiki-платформы Infogami, используемой впоследствии для поддержки сайтов web.py Web application framework и Open Library.</text:p>
      <text:p text:style-name="P43"/>
      <text:p text:style-name="P43">Однако он чувствовал, что для реализации проекта ему нужен партнёр. Организаторы Y Combinator предложили Infogami объединиться с Reddit, что и произошло в ноябре 2005 г.</text:p>
      <text:p text:style-name="P43"/>
      <text:p text:style-name="P43">Несмотря на то, что изначально Reddit было трудно зарабатывать деньги с помощью проекта Infogami, позднее сайт обрёл популярность среди миллионов пользователей.</text:p>
      <text:p text:style-name="P43">В конце 2006 г., после долгих переговоров, Reddit была продана компании Condé Nast Publications, владельцу журнала Wired[16]. Шварц переехал со своей компанией в Сан-Франциско и стал работать на Wired, однако он не был доволен организацией, и в январе 2007 года ему предложили оставить должность. Шварц говорил, что страдал от постоянной депрессии весь 2007 год. В сентябре 2007 года Шварц объединился с Саймоном Карстенсеном и запустил проект Jottit.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51">Википедия</text:p>
      <text:p text:style-name="P51"/>
      <text:p text:style-name="P44">Шварц очень активно участвовал, в качестве редактора, в английской Википедии. В 2006 году он неудачно баллотировался в совет попечителей Фонда Викимедиа, управляющего Википедией.</text:p>
      <text:p text:style-name="P44"/>
      <text:p text:style-name="P44">В 2006 году Шварц опубликовал анализ того, как пишутся статьи в Википедии, и пришел к выводу, что основная часть вклада в написание статей сделана десятком тысяч случайных участников или «аутсайдерами», каждый из которых не делал множества правок, в то время как основная группа, включающая в себя от 500 до 1000 постоянных редакторов, в основном исправляла орфографические и другие ошибки форматирования.</text:p>
      <text:p text:style-name="P44">Его выводы, основанные на анализе истории редактирования нескольких произвольно выбранных статей, противоречили мнению соучредителя Википедии Джимми Уэйлса, который считал, что основная группа постоянных редакторов создает большую часть контента, в то время как тысячи других участников способствовали устранению ошибок.</text:p>
      <text:p text:style-name="P44">Шварц пришел к своим выводам путем подсчета общего количества символов, добавленных редактором той или иной статьи, в то время как Уэльс подсчитал общее количество правок.</text:p>
      <text:p text:style-name="P44"/>
      <text:p text:style-name="P44"/>
      <text:p text:style-name="P45">После смерти Шварца его посмертно добавили в «Зал славы Интернета» с номинацией «Инноватор».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52">Активизм</text:p>
      <text:p text:style-name="P46"/>
      <text:p text:style-name="P46">В 2008 году Шварц скачал 2,7 миллиона федеральных судебных документов, хранящихся в PACER, базе данных, управляемой государственной канцелярией судов США.</text:p>
      <text:p text:style-name="P46"/>
      <text:p text:style-name="P46">The Huffington Post охарактеризовал его действия так: «Шварц скачал публичные судебные документы из системы PACER в попытке сделать их доступными без оплаты больших сервисных сборов. Этот шаг привлек внимание ФБР, которое в конечном счете, решило не выдвигать обвинения, так как документы были, по сути, публичными.»</text:p>
      <text:p text:style-name="P46"/>
      <text:p text:style-name="P46">PACER брал 8 центов за страницу информации, в то время как Карл Маламуд, основатель некоммерческой организации Public.Resource.Org, утверждал что доступ к этой информации должен быть свободным, потому что на федеральные документы не распространяется авторское право.Маламуд обратился к коллегам-активистам, призывая их посетить одну из 17 библиотек, предоставлявших бесплатную пробную версию системы PACER, загрузить судебные документы и отправить их к нему для публичного распространения.</text:p>
      <text:p text:style-name="P46"/>
      <text:p text:style-name="P46">После прочтения призыва Маламуда к действию, Шварц использует для загрузки документов компьютерный сценарий на Perl, запустив его на облачных серверах Amazon, используя учетные данные из библиотеки Сакраменто. С 4 по 20 сентября 2008 года он извлек документы и загрузил их на облачное хранилище. После чего сделал их доступными для организации Маламуда.</text:p>
      <text:p text:style-name="P46"/>
      <text:p text:style-name="P46"><text:span text:style-name="T23">Также в</text:span> 2008 году Шварц принимал активное участие в развитии проекта Tor2Web в сторону расширения возможностей журналистов и правозащитников при доступе к функционалу служб Tor, а также — для упрощения доступа к опубликованным в сетях Tor материалам из общедоступных сегментов Интернета. В этом же году он создал сайт Watchdog.net, целью которого было сбор и визуализация всех доступных сведений о политиках. В настоящий момент сайт не функционирует.</text:p>
      <text:p text:style-name="P46"/>
      <text:p text:style-name="P46">Активно участвовал в акциях протеста против законов SOPA<text:span text:style-name="T23">(Stop Online Privacy Act)</text:span> и PIPA<text:span text:style-name="T23">(Protect IP Act)</text:span>.</text:p>
      <text:p text:style-name="P46"/>
      <text:p text:style-name="P46">Шварц был соучредителем адвокатской группы Demand Progress, которая призывала людей в интернете «действовать, контактируя с Конгрессом и другими <text:soft-page-break/>лидерами, искать методы давления и распространять информацию» о гражданских свободах, правительственных реформах и прочих проблемах.</text:p>
      <text:p text:style-name="P46"/>
      <text:p text:style-name="P46">Шварц находил всё больше влиятельных сторонников и уже мог оказывать немалое давление на конгресс. Изначально против SOPA проголосовал только тридцать один конгрессмен. После масштабной интернет-акции «Расскажи правительству, почему ты против SOPA» их число превысило сотню. Шварц и другие активисты распространили список одобривших SOPA политиков, что крайне негативно сказалось на карьере последних.</text:p>
      <text:p text:style-name="P46"/>
      <text:p text:style-name="P46">В 2010/11 академическом году, будучи сотрудником Центра этики им. Сафры Гарвардского университета, Аарон пошёл ещё дальше и начал исследование уровня коррупции среди политиков высшего уровня.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3"/>
      <text:p text:style-name="P53"/>
      <text:p text:style-name="P52"><text:soft-page-break/>Судебное преследование и смерть</text:p>
      <text:p text:style-name="P46"/>
      <text:p text:style-name="P46">6 января 2011 года Аарон Шварц был арестован полицией Массачусетского института за использование институтской сети при помощи нелегальной гостевой учётной записи (guest account), созданной для доступа к академическим журналам из базы данных онлайн-библиотеки JSTOR.</text:p>
      <text:p text:style-name="P46">В июле 2011 года против Шварца было начато судебное дело за скачивание миллионов документов из JSTOR с предполагаемой целью размещения их в свободном доступ<text:span text:style-name="T23">е</text:span>. По версии обвинения, он оставил скачивающий ноутбук в кампусе MIT, посетители которого имели доступ к библиотеке через локальную сеть (писали, что некоторое время было два ноутбука, которые скачивали так быстро, что три сервера JSTOR оказались перегружены, и JSTOR на несколько дней заблокировал доступ MIT к своим архивам). Несмотря на то что JSTOR отказалась от иска к Шварцу, федеральный прокурор США Кармен Ортис не закрыла дело и заявила: «Воровство есть воровство, неважно, использовали вы компьютер или лом, украли вы документы, данные или доллары.».</text:p>
      <text:p text:style-name="P46"/>
      <text:p text:style-name="P46">Шварцу грозило тюремное заключение сроком более 35 лет и штраф размером до миллиона долларов.</text:p>
      <text:p text:style-name="P46"/>
      <text:p text:style-name="P46">В дополнение, Middlesex Superior Court предъявил обвинения в проникновении со взломом несанкционированном доступе и хищении от этих обвинений отказались в марте 2012 года.</text:p>
      <text:p text:style-name="P46"/>
      <text:p text:style-name="P46">Аарон Шварц отказался признать за собой вину в совершении предъявленных обвинений. Это признание позволило бы ему сократить срок своего пребывания за решёткой с 35 лет до 6 месяцев. 11 января 2013 года он был обнаружен в петле в своей бруклинской квартире (Нью-Йорк), не оставив предсмертной записки.</text:p>
      <text:p text:style-name="P46"/>
      <text:p text:style-name="P46">26 января 2013 года участники интернет-движения Анонимус атаковали и взломали официальный сайт Комиссии США по исполнению наказаний. Они заявили, что взлом был произведён в качестве мести за смерть Аарона Шварца, который покончил с собой за две недели до этого. Они установили контроль над сайтом утром 26 января и разместили на главной странице сообщение, в котором указывалось, что США «пересекли черту» и что они угрожают опубликовать найденную на сайте информацию.</text:p>
      <text:p text:style-name="P46"/>
      <text:p text:style-name="P46">Несколько членов Палаты представителей предложили поправки к использовавшимся в обвинении законам, исключающие их использование для трактовки нарушения условий использования онлайн-сервиса как несанкционированного доступа или мошенничества.</text:p>
      <text:p text:style-name="P52"><text:soft-page-break/>Заключение</text:p>
      <text:p text:style-name="P52"/>
      <text:p text:style-name="P47">В заключении следеут сказать, что, к сожалению, такая короткая жизнь такого выдающегося Интернет-активиста, гения и человека, который борется за идею, была насыщенна всевозможными событиями, играющими большую роль, как для родных Аарона, так и для всего Интернета. Аарон — пример человека, который будет бороться до конца за свободу слова, за свободный доступ к знаниям и открытость Интернет-сообщества в целом. Аарон по праву заслуживает всех своих наград и, как многие считают, ушёл слишком рано из жизни(на момент смерти ему было 26 полных лет). </text:p>
      <text:p text:style-name="P47"/>
      <text:p text:style-name="P47">Аарон основал много организаций, которые и по сей день функционируют и претворяют в жизнь идеи свобод «Интернет-мальчика».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4"><text:soft-page-break/>Список интернет-источников</text:p>
      <text:p text:style-name="P47"/>
      <text:list xml:id="list3289074309" text:style-name="Numbering_20_123">
        <text:list-item>
          <text:p text:style-name="P48">Личный сайт Аарона Шварца [Электронный ресурс]. URL: <text:a xlink:type="simple" xlink:href="http://www.aaronsw.com/" text:style-name="Internet_20_link" text:visited-style-name="Visited_20_Internet_20_Link">http://www.aaronsw.com</text:a> (Дата обращения 22.10.2019)</text:p>
        </text:list-item>
        <text:list-item>
          <text:p text:style-name="P48">КиноПоиск — Интернет-Мальчик: история Аарона Шварца [Электронный ресурс]. URL: <text:a xlink:type="simple" xlink:href="https://www.kinopoisk.ru/film/internet-malchik-istoriya-aarona-shvartsa-2014-827868/" text:style-name="Internet_20_link" text:visited-style-name="Visited_20_Internet_20_Link">https://www.kinopoisk.ru/film/internet-malchik-istoriya-aarona-shvartsa-2014-827868/</text:a> (Дата обращения 22.10.2019)</text:p>
        </text:list-item>
        <text:list-item>
          <text:p text:style-name="P48">Сайт DemandProgress [Электронный ресурс]. URL: <text:a xlink:type="simple" xlink:href="https://demandprogress.org/" text:style-name="Internet_20_link" text:visited-style-name="Visited_20_Internet_20_Link">https://demandprogress.org</text:a> (Дата обращения 22.10.2019)</text:p>
        </text:list-item>
        <text:list-item>
          <text:p text:style-name="P48">Аарон Шварц — Википедия [Электронный ресурс]. URL: <text:a xlink:type="simple" xlink:href="https://ru.wikipedia.org/wiki/Шварц,_Аарон" text:style-name="Internet_20_link" text:visited-style-name="Visited_20_Internet_20_Link">https://ru.wikipedia.org/wiki/Шварц,_Аарон</text:a> (Дата обращения 22.10.2019)</text:p>
        </text:list-item>
        <text:list-item>
          <text:p text:style-name="P48">The Tech: Aaron Swartz commits suicide [Электронный ресурс]. URL: <text:a xlink:type="simple" xlink:href="https://thetech.com/2013/01/09/swartz-v132-n61" text:style-name="Internet_20_link" text:visited-style-name="Visited_20_Internet_20_Link">https://thetech.com/2013/01/09/swartz-v132-n61</text:a> (Дата обращения 22.10.2019)</text:p>
        </text:list-item>
        <text:list-item>
          <text:p text:style-name="P48">Консорциум Всемирной паутины — Википедия [Электронный ресурс]. URL: <text:a xlink:type="simple" xlink:href="https://ru.wikipedia.org/wiki/Консорциум_Всемирной_паутины" text:style-name="Internet_20_link" text:visited-style-name="Visited_20_Internet_20_Link">https://ru.wikipedia.org/wiki/Консорциум_Всемирной_паутины</text:a> (Дата обращения 22.10.2019)</text:p>
        </text:list-item>
        <text:list-item>
          <text:p text:style-name="P48">Зал славы Интернета — Википедия [Электронный ресурс]. URL: <text:a xlink:type="simple" xlink:href="https://ru.wikipedia.org/wiki/Зал_славы_Интернета" text:style-name="Internet_20_link" text:visited-style-name="Visited_20_Internet_20_Link">https://ru.wikipedia.org/wiki/Зал_славы_Интернета</text:a> (Дата обращения 22.10.2019)</text:p>
        </text:list-item>
        <text:list-item>
          <text:p text:style-name="P48">Reddit [Электронный ресурс]. URL: <text:a xlink:type="simple" xlink:href="https://www.reddit.com/" text:style-name="Internet_20_link" text:visited-style-name="Visited_20_Internet_20_Link">https://www.reddit.com</text:a> (Дата обращения 22.10.2019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, Verdana, Arial, Helvetica, sans-serif"/>
    <style:font-face style:name="arial" svg:font-family="arial, sans-serif"/>
    <style:font-face style:name="sans-serif" svg:font-family="sans-serif"/>
    <style:font-face style:name="TImes New Roman" svg:font-family="'TImes New Roman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Nimbus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roid Sans Arabic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roid Sans Arabic" style:font-family-complex="'Droid Sans Arabic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roid Sans Arabic" style:font-family-complex="'Droid Sans Arabic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roid Sans Arabic" style:font-family-complex="'Droid Sans Arabic'" style:font-family-generic-complex="system" style:font-pitch-complex="variable" style:font-size-complex="16pt"/>
    </style:style>
    <style:style style:name="Заголовок_20_3_20_Знак" style:display-name="Заголовок 3 Знак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roid Sans Arabic" style:font-family-complex="'Droid Sans Arabic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language="ru" fo:country="RU" officeooo:paragraph-rsid="0014fc21"/>
    </style:style>
    <style:page-layout style:name="Mpm1">
      <style:page-layout-properties fo:page-width="21.59cm" fo:page-height="27.94cm" style:num-format="1" style:print-orientation="portrait" fo:margin-top="2cm" fo:margin-bottom="1.251cm" fo:margin-left="3cm" fo:margin-right="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3cm" fo:margin-right="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Как оформить реферат в 2016 году: образец оформления по ГОСТу</dc:title>
    <dc:subject>Рефераты</dc:subject>
    <meta:initial-creator>nauchniestati.ru</meta:initial-creator>
    <meta:keyword>реферат</meta:keyword>
    <meta:keyword>2016</meta:keyword>
    <meta:keyword>образец</meta:keyword>
    <meta:keyword>реферата</meta:keyword>
    <meta:keyword>2016</meta:keyword>
    <meta:keyword>реферат</meta:keyword>
    <meta:keyword>по</meta:keyword>
    <meta:keyword>госту</meta:keyword>
    <meta:keyword>2016</meta:keyword>
    <meta:keyword>образец</meta:keyword>
    <meta:keyword>оформление</meta:keyword>
    <meta:keyword>реферата</meta:keyword>
    <meta:keyword>2016</meta:keyword>
    <meta:keyword>оформление</meta:keyword>
    <meta:keyword>реферата</meta:keyword>
    <meta:keyword>2016</meta:keyword>
    <meta:keyword>образец</meta:keyword>
    <meta:keyword>оформление</meta:keyword>
    <meta:keyword>реферата</meta:keyword>
    <meta:keyword>по</meta:keyword>
    <meta:keyword>госту</meta:keyword>
    <meta:keyword>2016</meta:keyword>
    <meta:keyword>образец</meta:keyword>
    <meta:keyword>титульный</meta:keyword>
    <meta:keyword>лист</meta:keyword>
    <meta:keyword>реферата</meta:keyword>
    <meta:keyword>2016</meta:keyword>
    <meta:keyword>титульный</meta:keyword>
    <meta:keyword>лист</meta:keyword>
    <meta:keyword>реферата</meta:keyword>
    <meta:keyword>по</meta:keyword>
    <meta:keyword>госту</meta:keyword>
    <meta:keyword>титульный</meta:keyword>
    <meta:keyword>лист</meta:keyword>
    <meta:keyword>реферата</meta:keyword>
    <meta:keyword>образец</meta:keyword>
    <meta:keyword>2016</meta:keyword>
    <meta:keyword>рефераты</meta:keyword>
    <meta:keyword>2016</meta:keyword>
    <meta:keyword>года</meta:keyword>
    <meta:keyword>образец</meta:keyword>
    <meta:keyword>титульного</meta:keyword>
    <meta:keyword>листа</meta:keyword>
    <meta:keyword>реферата</meta:keyword>
    <meta:keyword>по</meta:keyword>
    <meta:keyword>госту</meta:keyword>
    <meta:keyword>титульный</meta:keyword>
    <meta:keyword>лист</meta:keyword>
    <meta:keyword>реферата</meta:keyword>
    <meta:keyword>гост</meta:keyword>
    <meta:keyword>2016</meta:keyword>
    <meta:keyword>титульный</meta:keyword>
    <meta:keyword>лист</meta:keyword>
    <meta:keyword>реферата</meta:keyword>
    <meta:keyword>по</meta:keyword>
    <meta:keyword>госту</meta:keyword>
    <meta:keyword>2016</meta:keyword>
    <meta:keyword>образец</meta:keyword>
    <meta:editing-cycles>11</meta:editing-cycles>
    <meta:creation-date>2017-07-18T17:45:00</meta:creation-date>
    <dc:date>2019-10-22T03:46:45.836067949</dc:date>
    <meta:editing-duration>PT32M31S</meta:editing-duration>
    <meta:generator>LibreOffice/6.2.7.1$Linux_X86_64 LibreOffice_project/20$Build-1</meta:generator>
    <meta:document-statistic meta:table-count="1" meta:image-count="0" meta:object-count="0" meta:page-count="12" meta:paragraph-count="100" meta:word-count="1857" meta:character-count="13988" meta:non-whitespace-character-count="12225"/>
    <meta:user-defined meta:name="AppVersion">15.0000</meta:user-defined>
    <meta:user-defined meta:name="Company">nauchniestati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Статьи</meta:user-defined>
    <meta:template xlink:type="simple" xlink:actuate="onRequest" xlink:title="Normal" xlink:href=""/>
  </office:meta>
</office:document-meta>
</file>